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SC Regular1" svg:font-family="'Noto Sans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0134a" officeooo:paragraph-rsid="0010134a"/>
    </style:style>
    <style:style style:name="P2" style:family="paragraph" style:parent-style-name="Standard">
      <style:text-properties officeooo:paragraph-rsid="0010134a"/>
    </style:style>
    <style:style style:name="T1" style:family="text">
      <style:text-properties officeooo:rsid="00101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می توان با استفاده از ip netns exec h1 این کار را کرد.</text:p>
      <text:p text:style-name="P1">۲-</text:p>
      <text:p text:style-name="P2"><text:span text:style-name="T1">۳-</text:span><text:span text:style-name="Source_20_Text">ip netns exec netns1 ip addr add 172.17.42.99/16 dev eth0</text:span></text:p>
      <text:p text:style-name="P2"><text:span text:style-name="T1">4-</text:span>Virtual Ethernet interfaces are an interesting construct; they always come in pairs, and they are connected like a tube—whatever comes in one veth interface will come out the other peer veth interface. As a result, you can use veth interfaces to connect a network namespace to the outside world via the “default” or “global” namespace where physical interfaces exist.</text:p>
      <text:p text:style-name="P2"><text:span text:style-name="T1">5-</text:span><text:span text:style-name="Source_20_Text">ip link add veth0 type veth peer name veth1</text:span></text:p>
      <text:p text:style-name="P2"><text:span text:style-name="T1">6-</text:span><text:span text:style-name="Source_20_Text">ip link set veth1 netns blue</text:span></text:p>
      <text:p text:style-name="P1">7-لیست دیوایس های شبکه و مشخصاتشان چاپ می شو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SC Regular1" svg:font-family="'Noto Sans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SC Regular1" style:font-family-asian="'Noto Sans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SC Regular1" style:font-family-asian="'Noto Sans SC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8:25:27.140594197</meta:creation-date>
    <dc:date>2019-02-25T08:34:20.192335577</dc:date>
    <meta:editing-duration>PT8M54S</meta:editing-duration>
    <meta:editing-cycles>1</meta:editing-cycles>
    <meta:document-statistic meta:table-count="0" meta:image-count="0" meta:object-count="0" meta:page-count="1" meta:paragraph-count="7" meta:word-count="109" meta:character-count="607" meta:non-whitespace-character-count="506"/>
    <meta:generator>LibreOffice/6.0.4.2$Linux_X86_64 LibreOffice_project/00m0$Build-2</meta:generator>
  </office:meta>
</office:document-meta>
</file>